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svg:stroke-linecap="round" draw:fill="none" draw:fill-color="#ffffff" fo:min-height="0.3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cm" draw:marker-end-width="0.2cm" svg:stroke-linecap="round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15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295cm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11.61cm" style:use-optimal-column-width="false"/>
    </style:style>
    <style:style style:name="ro1" style:family="table-row">
      <style:table-row-properties style:row-height="0.6cm"/>
    </style:style>
    <style:style style:name="ce1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line-height="150%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0pt" fo:font-weight="bold" style:font-size-asian="18pt" style:font-weight-asian="bold" style:font-size-complex="18pt" style:font-weight-complex="bold"/>
    </style:style>
    <style:style style:name="P9" style:family="paragraph">
      <style:text-properties fo:font-size="10pt" style:font-size-asian="18pt" style:font-size-complex="18pt"/>
    </style:style>
    <style:style style:name="P10" style:family="paragraph">
      <style:text-properties fo:font-size="9pt" style:font-size-asian="9pt" style:font-size-complex="9pt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11.1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  <draw:page draw:name="page2" draw:style-name="dp1" draw:master-page-name="Обычный">
        <draw:frame draw:style-name="gr2" draw:text-style-name="P4" draw:layer="layout" svg:width="17cm" svg:height="1.236cm" svg:x="2cm" svg:y="2.364cm">
          <draw:text-box>
            <text:p text:style-name="P2"><text:span text:style-name="T1">Suppression Filter Compare Register (HETSFCR) - Регистр сравнения фильтра подавления</text:span></text:p>
            <text:p text:style-name="P3"><text:span text:style-name="T2">Offset = </text:span><text:span text:style-name="T1">00h</text:span></text:p>
          </draw:text-box>
        </draw:frame>
        <draw:line draw:style-name="gr3" draw:text-style-name="P5" draw:layer="layout" svg:x1="2cm" svg:y1="2cm" svg:x2="19cm" svg:y2="2cm">
          <text:p/>
        </draw:line>
        <draw:frame draw:style-name="gr4" draw:text-style-name="P4" draw:layer="layout" svg:width="17cm" svg:height="0.745cm" svg:x="2cm" svg:y="1.2cm">
          <draw:text-box>
            <text:p text:style-name="P2"><text:span text:style-name="T2">HWAG Control Registers</text:span></text:p>
          </draw:text-box>
        </draw:frame>
        <draw:polygon draw:style-name="gr5" draw:text-style-name="P5" draw:layer="layout" svg:width="14.999cm" svg:height="0.599cm" svg:x="3cm" svg:y="5cm" svg:viewBox="0 0 15000 600" draw:points="0,0 15000,0 15000,600 0,600">
          <text:p text:style-name="P6"><text:span text:style-name="T2">SFCR</text:span></text:p>
        </draw:polygon>
        <draw:frame draw:style-name="gr6" draw:text-style-name="P4" draw:layer="layout" svg:width="0.9cm" svg:height="0.645cm" svg:x="3cm" svg:y="4.355cm">
          <draw:text-box>
            <text:p text:style-name="P2"><text:span text:style-name="T2">15</text:span></text:p>
          </draw:text-box>
        </draw:frame>
        <draw:frame draw:style-name="gr6" draw:text-style-name="P4" draw:layer="layout" svg:width="0.3cm" svg:height="0.645cm" svg:x="17.6cm" svg:y="4.355cm">
          <draw:text-box>
            <text:p text:style-name="P2"><text:span text:style-name="T2">0</text:span></text:p>
          </draw:text-box>
        </draw:frame>
        <draw:frame draw:style-name="gr7" draw:text-style-name="P8" draw:layer="layout" svg:width="9cm" svg:height="0.7cm" svg:x="6cm" svg:y="3.7cm">
          <draw:text-box>
            <text:p text:style-name="P7"><text:span text:style-name="T3">Suppression Filter Compare Register (HETSFCR</text:span><text:span text:style-name="T1">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9">Bit</text:p>
              </table:table-cell>
              <table:table-cell>
                <text:p text:style-name="P9">Field</text:p>
              </table:table-cell>
              <table:table-cell>
                <text:p text:style-name="P9">Value</text:p>
              </table:table-cell>
              <table:table-cell>
                <text:p><text:span text:style-name="T4">Description</text:span></text:p>
              </table:table-cell>
            </table:table-row>
            <table:table-row table:style-name="ro1" table:default-cell-style-name="ce1">
              <table:table-cell>
                <text:p text:style-name="P9">15-0</text:p>
              </table:table-cell>
              <table:table-cell>
                <text:p><text:span text:style-name="T2">SFCR</text:span></text:p>
              </table:table-cell>
              <table:table-cell/>
              <table:table-cell>
                <text:p><text:span text:style-name="T4">Counter Compare Va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4" draw:layer="layout" svg:width="1.5cm" svg:height="0.645cm" svg:x="9.8cm" svg:y="5.655cm">
          <draw:text-box>
            <text:p text:style-name="P2"><text:span text:style-name="T2">R/W-0</text:span></text:p>
          </draw:text-box>
        </draw:frame>
        <draw:frame draw:style-name="gr9" draw:text-style-name="P11" draw:layer="layout" svg:width="7.673cm" svg:height="0.607cm" svg:x="1.8cm" svg:y="6.2cm">
          <draw:text-box>
            <text:p text:style-name="P10"><text:span text:style-name="T5">LEGEND: R/W = Read/Write; -n = value after res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stroke-dash="Dashed_20__28_var_29__20_1" draw:fill="none"/>
      <style:paragraph-properties>
        <style:tab-stops/>
      </style:paragraph-properties>
      <style:text-properties fo:font-size="10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1-30T16:31:27.662181454</dc:date>
    <meta:editing-duration>PT1H24M13S</meta:editing-duration>
    <meta:editing-cycles>28</meta:editing-cycles>
    <meta:generator>LibreOffice/6.3.4.2.0$Linux_X86_64 LibreOffice_project/30$Build-2</meta:generator>
    <meta:document-statistic meta:object-count="11"/>
  </office:meta>
</office:document-meta>
</file>